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88.37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8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1184.21052631579" calcext:value-type="float">
            <text:p>1184.2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305.516805663876" calcext:value-type="float">
            <text:p>305.52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143.08426073132" calcext:value-type="float">
            <text:p>143.08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mes In Box</text:p>
          </table:table-cell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1 Frame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1 Frame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1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1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Twice / X times <text:s/>the Trafiic </text:p>
          </table:table-cell>
          <table:table-cell table:style-name="ce2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7.32mm" svg:height="164.93mm" svg:x="44.73mm" svg:y="13.5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59.32mm" svg:height="158.73mm" svg:x="26.75mm" svg:y="361.18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Sheet1.M9:Sheet1.M9 Sheet1.M10:Sheet1.M60 Sheet1.L9:Sheet1.L9 Sheet1.L10:Sheet1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405.76mm" svg:height="195.83mm" svg:x="16.14mm" svg:y="217.4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3:29:57.79631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4T17:34:21.317539019</dc:date>
    <meta:editing-duration>P2DT3H40M31S</meta:editing-duration>
    <meta:editing-cycles>57</meta:editing-cycles>
    <meta:generator>LibreOffice/5.0.2.2$Linux_X86_64 LibreOffice_project/00m0$Build-2</meta:generator>
    <meta:document-statistic meta:table-count="4" meta:cell-count="1020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8cm" svg:y="0.435cm" chart:style-name="ch2">
          <text:p>Open Traffic Survey - Time :  Date - Speed of vehicles</text:p>
        </chart:title>
        <chart:subtitle svg:x="4.796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1 Frame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T9:Sheet1.U60 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U10:Sheet1.U60" chart:label-cell-address="Sheet1.U9:Sheet1.U9" chart:class="chart:line">
            <chart:data-point chart:repeated="51"/>
          </chart:series>
          <chart:series chart:style-name="ch11" chart:values-cell-range-address="Sheet1.T10:Sheet1.T60" chart:label-cell-address="Sheet1.T9:Sheet1.T9" chart:class="chart:line">
            <chart:data-point chart:repeated="51"/>
          </chart:series>
          <chart:series chart:style-name="ch12" chart:values-cell-range-address="Sheet1.M10:Sheet1.M60" chart:label-cell-address="Sheet1.M9:Sheet1.M9" chart:class="chart:line">
            <chart:data-point chart:repeated="51"/>
          </chart:series>
          <chart:series chart:style-name="ch13" chart:values-cell-range-address="Sheet1.L10:Sheet1.L60" chart:label-cell-address="Sheet1.L9:Sheet1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Sheet1.U9:Sheet1.U9</svg:desc>
                </draw:g>
              </table:table-cell>
              <table:table-cell office:value-type="string">
                <text:p>Vehicles per Hour – with Twice / X times  the Trafiic 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612">
                <text:p>612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1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1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270:Sheet1.Q327</svg:desc>
                </draw:g>
              </table:table-cell>
              <table:table-cell office:value-type="float" office:value="NaN">
                <text:p>NaN</text:p>
                <draw:g>
                  <svg:desc>Sheet1.N270:Sheet1.N327</svg:desc>
                </draw:g>
              </table:table-cell>
              <table:table-cell office:value-type="float" office:value="NaN">
                <text:p>NaN</text:p>
                <draw:g>
                  <svg:desc>Sheet1.O270:Sheet1.O327</svg:desc>
                </draw:g>
              </table:table-cell>
              <table:table-cell office:value-type="float" office:value="NaN">
                <text:p>NaN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3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79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3cm" svg:y="0.478cm" chart:style-name="ch2">
          <text:p>19th May 2015 Hudds Rd - Speed of vehicles using more accurate speed calculations - with estimated error range</text:p>
        </chart:title>
        <chart:subtitle svg:x="11.968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4cm" style:legend-expansion="custom" chartooo:width="11.151cm" chartooo:height="5.512cm" style:legend-expansion-aspect-ratio="2.02304063860668" chart:style-name="ch3"/>
        <chart:plot-area chart:style-name="ch4" table:cell-range-address="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M10:Sheet1.M60" chart:label-cell-address="Sheet1.M9:Sheet1.M9" chart:class="chart:line">
            <chart:data-point chart:repeated="51"/>
          </chart:series>
          <chart:series chart:style-name="ch11" chart:values-cell-range-address="Sheet1.L10:Sheet1.L60" chart:label-cell-address="Sheet1.L9:Sheet1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